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pple-system, system-ui, Helvetica, Arial, sans-serif"/>
    <style:font-face style:name="Roboto Mono" svg:font-family="'Roboto Mono', SFMono-Regular, Consolas, Menlo, monospac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504d" officeooo:paragraph-rsid="001c504d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634372" officeooo:paragraph-rsid="00634372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c504d" officeooo:paragraph-rsid="001c504d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25fd86c" officeooo:paragraph-rsid="025fd86c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ae1c" officeooo:paragraph-rsid="0020ae1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023ea6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190497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62624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263bf2a" officeooo:paragraph-rsid="0262624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26728e5" officeooo:paragraph-rsid="026728e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2676be7" officeooo:paragraph-rsid="02676be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1fc569a" officeooo:paragraph-rsid="0190497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8471c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676be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88008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96e4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b376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bb3f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e51c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paragraph-rsid="0101c5c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bold" officeooo:paragraph-rsid="0023ea6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weight="bold" officeooo:paragraph-rsid="0283a2f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8471c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d3830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e60591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2676be7" officeooo:paragraph-rsid="02d38300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c7985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f4fda6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f5700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26728e5" officeooo:paragraph-rsid="02c7985c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rsid="026728e5" officeooo:paragraph-rsid="02e60591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2cc5f8b" officeooo:paragraph-rsid="02cc5f8b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2e1dd8d" officeooo:paragraph-rsid="02ec9264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2e356e4" officeooo:paragraph-rsid="02e60591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officeooo:rsid="02e9ad58" officeooo:paragraph-rsid="02e9ad5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officeooo:rsid="02ea4d43" officeooo:paragraph-rsid="02ea4d43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officeooo:rsid="02ea778d" officeooo:paragraph-rsid="02ea778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0ae1c" officeooo:paragraph-rsid="02e9ad58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0ae1c" officeooo:paragraph-rsid="02ec9264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officeooo:paragraph-rsid="0294b35e"/>
    </style:style>
    <style:style style:name="P41" style:family="paragraph" style:parent-style-name="Standard">
      <style:paragraph-properties fo:text-align="start" style:justify-single-word="false"/>
      <style:text-properties officeooo:paragraph-rsid="02e9ad58"/>
    </style:style>
    <style:style style:name="P42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weight="bold" officeooo:paragraph-rsid="02c7985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weight="bold" officeooo:paragraph-rsid="02d3830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bold" officeooo:rsid="02c7985c" officeooo:paragraph-rsid="02c7985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2e1dd8d" officeooo:paragraph-rsid="02ec9264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officeooo:rsid="02626247"/>
    </style:style>
    <style:style style:name="T2" style:family="text">
      <style:text-properties fo:font-size="12pt" officeooo:rsid="0023ea60" style:font-size-asian="10.5pt" style:font-size-complex="12pt"/>
    </style:style>
    <style:style style:name="T3" style:family="text">
      <style:text-properties fo:font-size="12pt" style:text-underline-style="none" officeooo:rsid="02bb964e" style:font-size-asian="12pt" style:font-size-complex="12pt"/>
    </style:style>
    <style:style style:name="T4" style:family="text">
      <style:text-properties fo:font-size="12pt" style:text-underline-style="none" officeooo:rsid="02ea778d" style:font-size-asian="12pt" style:font-size-complex="12pt"/>
    </style:style>
    <style:style style:name="T5" style:family="text">
      <style:text-properties fo:font-size="12pt" style:text-underline-style="none" officeooo:rsid="027028b2" style:font-size-asian="12pt" style:font-size-complex="12pt"/>
    </style:style>
    <style:style style:name="T6" style:family="text">
      <style:text-properties fo:font-size="12pt" style:text-underline-style="none" officeooo:rsid="02f16ede" style:font-size-asian="12pt" style:font-size-complex="12pt"/>
    </style:style>
    <style:style style:name="T7" style:family="text">
      <style:text-properties fo:font-size="12pt" style:text-underline-style="none" officeooo:rsid="02f2ab24" style:font-size-asian="12pt" style:font-size-complex="12pt"/>
    </style:style>
    <style:style style:name="T8" style:family="text">
      <style:text-properties fo:color="#000000" loext:opacity="100%" fo:font-size="12pt" style:font-size-asian="12pt"/>
    </style:style>
    <style:style style:name="T9" style:family="text">
      <style:text-properties fo:color="#000000" loext:opacity="100%" fo:font-size="12pt" officeooo:rsid="026113bc" style:font-size-asian="12pt"/>
    </style:style>
    <style:style style:name="T10" style:family="text">
      <style:text-properties fo:color="#000000" loext:opacity="100%" fo:font-size="12pt" officeooo:rsid="02626247" style:font-size-asian="12pt"/>
    </style:style>
    <style:style style:name="T11" style:family="text">
      <style:text-properties fo:color="#000000" loext:opacity="100%" fo:font-size="12pt" officeooo:rsid="02c5bab2" style:font-size-asian="12pt"/>
    </style:style>
    <style:style style:name="T12" style:family="text">
      <style:text-properties fo:color="#000000" loext:opacity="100%" fo:font-size="12pt" officeooo:rsid="02c7985c" style:font-size-asian="12pt"/>
    </style:style>
    <style:style style:name="T13" style:family="text">
      <style:text-properties fo:color="#000000" loext:opacity="100%" fo:font-size="12pt" officeooo:rsid="02ec9264" style:font-size-asian="12pt"/>
    </style:style>
    <style:style style:name="T14" style:family="text">
      <style:text-properties fo:color="#000000" loext:opacity="100%" fo:font-size="12pt" officeooo:rsid="0023ea60" style:font-size-asian="10.5pt"/>
    </style:style>
    <style:style style:name="T15" style:family="text">
      <style:text-properties fo:color="#000000" loext:opacity="100%" style:font-name="Liberation Serif" fo:font-size="12pt" fo:font-weight="bold" officeooo:rsid="018dac2c" style:font-size-asian="12pt" style:font-weight-asian="bold" style:font-size-complex="12pt" style:font-weight-complex="bold"/>
    </style:style>
    <style:style style:name="T16" style:family="text">
      <style:text-properties fo:color="#000000" loext:opacity="100%" style:font-name="Liberation Serif" fo:font-size="12pt" fo:font-weight="bold" officeooo:rsid="02605d08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Liberation Serif" fo:font-size="12pt" fo:font-weight="bold" officeooo:rsid="02c7985c" style:font-size-asian="12pt" style:font-weight-asian="bold" style:font-weight-complex="bold"/>
    </style:style>
    <style:style style:name="T18" style:family="text">
      <style:text-properties fo:color="#000000" loext:opacity="100%" style:font-name="Liberation Serif" fo:font-size="12pt" fo:font-weight="bold" officeooo:rsid="02626247" style:font-size-asian="12pt" style:font-weight-asian="bold" style:font-weight-complex="bold"/>
    </style:style>
    <style:style style:name="T19" style:family="text">
      <style:text-properties fo:color="#000000" loext:opacity="100%" style:font-name="Liberation Serif" fo:font-size="12pt" fo:font-weight="bold" officeooo:rsid="02ec9264" style:font-size-asian="12pt" style:font-weight-asian="bold" style:font-weight-complex="bold"/>
    </style:style>
    <style:style style:name="T20" style:family="text">
      <style:text-properties fo:color="#000000" loext:opacity="100%" style:font-name="Liberation Serif" fo:font-size="12pt" fo:font-weight="bold" officeooo:rsid="0023ea60" style:font-size-asian="10.5pt" style:font-weight-asian="bold" style:font-weight-complex="bold"/>
    </style:style>
    <style:style style:name="T21" style:family="text">
      <style:text-properties fo:color="#000000" loext:opacity="100%" style:font-name="Liberation Serif" fo:font-size="14pt" fo:font-weight="bold" officeooo:rsid="02605d08" style:font-size-asian="14pt" style:font-weight-asian="bold" style:font-size-complex="14pt" style:font-weight-complex="bold"/>
    </style:style>
    <style:style style:name="T22" style:family="text">
      <style:text-properties fo:color="#000000" loext:opacity="100%" officeooo:rsid="02626247"/>
    </style:style>
    <style:style style:name="T23" style:family="text">
      <style:text-properties fo:color="#000000" loext:opacity="100%" officeooo:rsid="0283a2fa"/>
    </style:style>
    <style:style style:name="T24" style:family="text">
      <style:text-properties fo:color="#000000" loext:opacity="100%" officeooo:rsid="0023ea60" style:font-size-asian="10.5pt"/>
    </style:style>
    <style:style style:name="T25" style:family="text">
      <style:text-properties fo:color="#000000" loext:opacity="100%" officeooo:rsid="02d38300"/>
    </style:style>
    <style:style style:name="T26" style:family="text">
      <style:text-properties fo:color="#000000" loext:opacity="100%" officeooo:rsid="02c7985c"/>
    </style:style>
    <style:style style:name="T27" style:family="text">
      <style:text-properties fo:color="#000000" loext:opacity="100%" officeooo:rsid="02ec9264"/>
    </style:style>
    <style:style style:name="T28" style:family="text">
      <style:text-properties fo:color="#000000" loext:opacity="100%" officeooo:rsid="02edfa74"/>
    </style:style>
    <style:style style:name="T29" style:family="text">
      <style:text-properties style:font-name="Liberation Serif" fo:font-size="12pt" fo:font-weight="bold" officeooo:rsid="0020ae1c" style:font-size-asian="10.5pt" style:font-weight-asian="bold" style:font-size-complex="12pt" style:font-weight-complex="bold"/>
    </style:style>
    <style:style style:name="T30" style:family="text">
      <style:text-properties officeooo:rsid="0023ea60" style:font-size-asian="10.5pt"/>
    </style:style>
    <style:style style:name="T31" style:family="text">
      <style:text-properties officeooo:rsid="025fd86c"/>
    </style:style>
    <style:style style:name="T32" style:family="text">
      <style:text-properties officeooo:rsid="02626247"/>
    </style:style>
    <style:style style:name="T33" style:family="text">
      <style:text-properties officeooo:rsid="026d7256"/>
    </style:style>
    <style:style style:name="T34" style:family="text">
      <style:text-properties officeooo:rsid="02720084"/>
    </style:style>
    <style:style style:name="T35" style:family="text">
      <style:text-properties officeooo:rsid="027576ad"/>
    </style:style>
    <style:style style:name="T36" style:family="text">
      <style:text-properties officeooo:rsid="0276b01d"/>
    </style:style>
    <style:style style:name="T37" style:family="text">
      <style:text-properties officeooo:rsid="0279ec10"/>
    </style:style>
    <style:style style:name="T38" style:family="text">
      <style:text-properties officeooo:rsid="027bb775"/>
    </style:style>
    <style:style style:name="T39" style:family="text">
      <style:text-properties officeooo:rsid="027d26f7"/>
    </style:style>
    <style:style style:name="T40" style:family="text">
      <style:text-properties officeooo:rsid="0281e70d"/>
    </style:style>
    <style:style style:name="T41" style:family="text">
      <style:text-properties officeooo:rsid="02880080"/>
    </style:style>
    <style:style style:name="T42" style:family="text">
      <style:text-properties officeooo:rsid="02895945"/>
    </style:style>
    <style:style style:name="T43" style:family="text">
      <style:text-properties officeooo:rsid="028b215a"/>
    </style:style>
    <style:style style:name="T44" style:family="text">
      <style:text-properties officeooo:rsid="028d0a33"/>
    </style:style>
    <style:style style:name="T45" style:family="text">
      <style:text-properties officeooo:rsid="028e60b8"/>
    </style:style>
    <style:style style:name="T46" style:family="text">
      <style:text-properties officeooo:rsid="0291dd16"/>
    </style:style>
    <style:style style:name="T47" style:family="text">
      <style:text-properties officeooo:rsid="0296a2e0"/>
    </style:style>
    <style:style style:name="T48" style:family="text">
      <style:text-properties officeooo:rsid="0298090b"/>
    </style:style>
    <style:style style:name="T49" style:family="text">
      <style:text-properties officeooo:rsid="029b376b"/>
    </style:style>
    <style:style style:name="T50" style:family="text">
      <style:text-properties officeooo:rsid="029f5e07"/>
    </style:style>
    <style:style style:name="T51" style:family="text">
      <style:text-properties officeooo:rsid="02a0b898"/>
    </style:style>
    <style:style style:name="T52" style:family="text">
      <style:text-properties officeooo:rsid="02a22768"/>
    </style:style>
    <style:style style:name="T53" style:family="text">
      <style:text-properties officeooo:rsid="02a2a6d3"/>
    </style:style>
    <style:style style:name="T54" style:family="text">
      <style:text-properties officeooo:rsid="02a38181"/>
    </style:style>
    <style:style style:name="T55" style:family="text">
      <style:text-properties officeooo:rsid="02a5371c"/>
    </style:style>
    <style:style style:name="T56" style:family="text">
      <style:text-properties officeooo:rsid="02a66ca9"/>
    </style:style>
    <style:style style:name="T57" style:family="text">
      <style:text-properties officeooo:rsid="02a78aaf"/>
    </style:style>
    <style:style style:name="T58" style:family="text">
      <style:text-properties officeooo:rsid="02a975a0"/>
    </style:style>
    <style:style style:name="T59" style:family="text">
      <style:text-properties officeooo:rsid="02ab71e4"/>
    </style:style>
    <style:style style:name="T60" style:family="text">
      <style:text-properties officeooo:rsid="02aeaeda"/>
    </style:style>
    <style:style style:name="T61" style:family="text">
      <style:text-properties officeooo:rsid="02af7d7e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officeooo:rsid="02d4dd26"/>
    </style:style>
    <style:style style:name="T64" style:family="text">
      <style:text-properties fo:font-variant="normal" fo:text-transform="none" fo:letter-spacing="normal" fo:font-style="normal" fo:font-weight="normal" officeooo:rsid="02d5ac0e"/>
    </style:style>
    <style:style style:name="T65" style:family="text">
      <style:text-properties fo:font-variant="normal" fo:text-transform="none" fo:letter-spacing="normal" fo:font-style="normal" fo:font-weight="normal" officeooo:rsid="02d83840"/>
    </style:style>
    <style:style style:name="T66" style:family="text">
      <style:text-properties style:text-underline-style="none" officeooo:rsid="028471cc"/>
    </style:style>
    <style:style style:name="T67" style:family="text">
      <style:text-properties style:text-underline-style="none" officeooo:rsid="02d4dd26"/>
    </style:style>
    <style:style style:name="T68" style:family="text">
      <style:text-properties style:use-window-font-color="true" loext:opacity="0%" style:font-name="Liberation Serif" officeooo:rsid="02d38300"/>
    </style:style>
    <style:style style:name="T69" style:family="text">
      <style:text-properties officeooo:rsid="02c7985c"/>
    </style:style>
    <style:style style:name="T70" style:family="text">
      <style:text-properties officeooo:rsid="02cbfe2d"/>
    </style:style>
    <style:style style:name="T71" style:family="text">
      <style:text-properties officeooo:rsid="02cbffe1"/>
    </style:style>
    <style:style style:name="T72" style:family="text">
      <style:text-properties officeooo:rsid="02cdc0d2"/>
    </style:style>
    <style:style style:name="T73" style:family="text">
      <style:text-properties officeooo:rsid="02d38300"/>
    </style:style>
    <style:style style:name="T74" style:family="text">
      <style:text-properties officeooo:rsid="02dca5cd"/>
    </style:style>
    <style:style style:name="T75" style:family="text">
      <style:text-properties officeooo:rsid="02de580e"/>
    </style:style>
    <style:style style:name="T76" style:family="text">
      <style:text-properties officeooo:rsid="02df2691"/>
    </style:style>
    <style:style style:name="T77" style:family="text">
      <style:text-properties officeooo:rsid="02e68eb9"/>
    </style:style>
    <style:style style:name="T78" style:family="text">
      <style:text-properties officeooo:rsid="02ea5ce8"/>
    </style:style>
    <style:style style:name="T79" style:family="text">
      <style:text-properties officeooo:rsid="02ec9264"/>
    </style:style>
    <style:style style:name="T80" style:family="text">
      <style:text-properties officeooo:rsid="02efbe35"/>
    </style:style>
    <style:style style:name="T81" style:family="text">
      <style:text-properties officeooo:rsid="02f2fec7"/>
    </style:style>
    <style:style style:name="T82" style:family="text">
      <style:text-properties officeooo:rsid="02f4fda6"/>
    </style:style>
    <style:style style:name="T83" style:family="text">
      <style:text-properties officeooo:rsid="02f570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1">TFM</text:span><text:line-break/><text:span text:style-name="T31">RAG</text:span></text:p>
      <text:p text:style-name="P3"/>
      <text:p text:style-name="P4">nomb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"><text:span text:style-name="T16">4</text:span><text:span text:style-name="T15">. </text:span><text:span text:style-name="T21">EVALUACIÓN</text:span><text:span text:style-name="T29">:</text:span></text:p>
      <text:p text:style-name="P38"/>
      <text:p text:style-name="P41"><text:span text:style-name="T19">a</text:span><text:span text:style-name="T18">. </text:span><text:span text:style-name="T17">Metodología</text:span><text:span text:style-name="T20">:</text:span></text:p>
      <text:p text:style-name="P35"/>
      <text:p text:style-name="P36">La evaluación del RAG tanto a nivel global como a nivel componente es fundamental para mejorar nuestro sistema, ya que es nuestra forma de medir su rendimiento en diversos aspectos y nuestro objetivo es ir mejorando este rendimiento.</text:p>
      <text:p text:style-name="P36"/>
      <text:p text:style-name="P37">Nuestra estrategia se fundamenta en el uso de <text:span text:style-name="T78">los módulos que tiene llamaindex para evaluar diversos aspectos, tanto de las respuestas como de los retrievals, </text:span>junto con <text:span text:style-name="T78">datasets de evaluación, </text:span>y un modelo “gold”, en este caso GPT-4, que usan estos módulos para evaluar.<text:span text:style-name="T78"> </text:span>También hacemos uso d<text:span text:style-name="T78">e tablas de benchmarks públicos para una primera selección de modelos.</text:span></text:p>
      <text:p text:style-name="P5"/>
      <text:p text:style-name="P43"><text:span text:style-name="T12">b</text:span><text:span text:style-name="T10">. </text:span><text:span text:style-name="T13">Benchmarks públicos</text:span><text:span text:style-name="T14">:</text:span></text:p>
      <text:p text:style-name="P27"/>
      <text:p text:style-name="P31"><text:span text:style-name="T79">S</text:span><text:span text:style-name="T69">on tablas en las que se comparan modelos, a través de algunas de sus características (memoria </text:span><text:span text:style-name="T71">necesaria</text:span><text:span text:style-name="T69">, max tokens, etc.), y de los resultados que han obtenido en diversas categorías. </text:span><text:span text:style-name="T75">Las categorías abarcan aspectos como deducciones lógicas, matemáticas simples, responder a preguntas de contexto general, etc. en el caso de LLMs, y clasificación, clustering, sumarización, etc. en el caso de embeddings</text:span><text:span text:style-name="T69">. Estas tablas existen tanto para modelos LLM como </text:span><text:span text:style-name="T70">para modelos</text:span><text:span text:style-name="T69"> de embeddings, y son un buen lugar por donde empezar a evaluar y seleccionar </text:span><text:span text:style-name="T76">los</text:span><text:span text:style-name="T69"> modelos </text:span><text:span text:style-name="T76">que vayamos a usar en nuestro sistema</text:span><text:span text:style-name="T69"> según nuestros recursos y nuestras necesidades.</text:span></text:p>
      <text:p text:style-name="P25">======================</text:p>
      <text:p text:style-name="P34">[a lo mejor incluirlos en el anexo, <text:span text:style-name="T77">o si no dejar aquí los enlaces</text:span>]</text:p>
      <text:p text:style-name="P25">======================</text:p>
      <text:p text:style-name="P33">(https://huggingface.co/spaces/mteb/leaderboard)<text:line-break/>(https://huggingface.co/spaces/open-llm-leaderboard/open_llm_leaderboard)<text:span text:style-name="T4"/></text:p>
      <text:p text:style-name="P39"/>
      <text:p text:style-name="P46"><text:span text:style-name="T26">b</text:span><text:span text:style-name="T22">. </text:span><text:span text:style-name="T27">Datasets</text:span><text:span text:style-name="T24">:</text:span></text:p>
      <text:p text:style-name="P30"/>
      <text:p text:style-name="P32"><text:span text:style-name="T79">U</text:span>na pieza fundamental para evaluar son los datasets destinados a la evaluación. Estos vienen con un corpus, unas queries, y unas respuestas y/o unos contextos de referencia, dependiendo si son datasets para evaluar las respuestas o el retrieval. Para evaluar se comparan las respuestas o contextos obtenidos con los de referencia del dataset. Se puede tanto descargar datasets variados de llamahub, como generar <text:span text:style-name="T80">nuevos datasets</text:span> a partir de documentos <text:span text:style-name="T79">(tarea que se puede automatizar en un pipeline)</text:span>. Hemos usado tanto datasets descargados como generados propios. Es conveniente evaluar con varios datasets <text:span text:style-name="T72">de diferentes fuentes y ámbitos</text:span> para que nuestro sistema sea robusto.</text:p>
      <text:p text:style-name="P45"><text:span text:style-name="T8"/></text:p>
      <text:p text:style-name="P21"><text:span text:style-name="T13">c</text:span><text:span text:style-name="T10">. </text:span><text:span text:style-name="T9">Tipos de evaluación </text:span><text:span text:style-name="T11">usados</text:span><text:span text:style-name="T2">:</text:span></text:p>
      <text:p text:style-name="P6"/>
      <text:p text:style-name="P10">LlamaIndex tiene varios módulos destinados a evaluar diversos aspectos del RAG:</text:p>
      <text:p text:style-name="P8"/>
      <text:p text:style-name="P8">- <text:span text:style-name="T1">Faithfulness</text:span><text:span text:style-name="T32">: </text:span><text:span text:style-name="T35">e</text:span><text:span text:style-name="T33">valúa si una respuesta concuerda con la información de los nodos en los que se ha basado </text:span><text:span text:style-name="T34">(i.e. alucinaciones)</text:span><text:span text:style-name="T33">. </text:span><text:span text:style-name="T82">Nos devuelve un score que puede ser 1 o 0.</text:span></text:p>
      <text:p text:style-name="P8"/>
      <text:p text:style-name="P28">- <text:span text:style-name="T1">Relevancy</text:span><text:span text:style-name="T32">: </text:span><text:span text:style-name="T35">evalúa si la respuesta + nodos fuente concuerdan con la </text:span><text:span text:style-name="T40">query</text:span><text:span text:style-name="T35">. Útil para medir si la </text:span><text:span text:style-name="T40">query</text:span><text:span text:style-name="T35"> ha sido respondida con la respuesta. </text:span><text:span text:style-name="T82">Nos devuelve un score que puede ser 1 o 0.</text:span></text:p>
      <text:p text:style-name="P8"/>
      <text:p text:style-name="P8">- <text:span text:style-name="T1">Correctness</text:span><text:span text:style-name="T32">: </text:span><text:span text:style-name="T35">evalúa la relevancia y exactitud de una respuesta generada comparándola con una respuesta de referencia. </text:span><text:span text:style-name="T82">Nos devuelve un score del 1 al 5, y un feedback en el que explica el resultado de la evaluación.</text:span></text:p>
      <text:p text:style-name="P8"><text:soft-page-break/></text:p>
      <text:p text:style-name="P29">- <text:span text:style-name="T1">Semantic</text:span><text:span text:style-name="T32">:</text:span> <text:span text:style-name="T35">calcula la similaridad entre los embeddings de la respuesta generada y de una respuesta de referencia. <text:s/></text:span><text:span text:style-name="T82">Nos devuelve un score del </text:span><text:span text:style-name="T83">0</text:span><text:span text:style-name="T82"> al </text:span><text:span text:style-name="T83">1, y si pasa el umbral, que por defecto es 0.8.</text:span></text:p>
      <text:p text:style-name="P8"/>
      <text:p text:style-name="P29">- <text:span text:style-name="T1">Guidelines</text:span><text:span text:style-name="T32">: </text:span><text:span text:style-name="T36">evalúa si en la respuesta generada se están cumpliendo las guidelines especificadas. </text:span><text:span text:style-name="T82">Nos devuelve un score que puede ser 1 o 0, y un feedback en el que explica el resultado de la evaluación.</text:span></text:p>
      <text:p text:style-name="P8"/>
      <text:p text:style-name="P8">- <text:span text:style-name="T1">Retriever</text:span><text:span text:style-name="T32">: </text:span><text:span text:style-name="T37">evalúa un retriever, </text:span><text:span text:style-name="T38">comparando</text:span><text:span text:style-name="T37"> los documentos que obtiene </text:span><text:span text:style-name="T39">para cada</text:span><text:span text:style-name="T37"> </text:span><text:span text:style-name="T40">query</text:span><text:span text:style-name="T37"> dada con </text:span><text:span text:style-name="T39">los</text:span><text:span text:style-name="T37"> </text:span><text:span text:style-name="T39">correspondientes documentos de referencia de cada </text:span><text:span text:style-name="T40">query</text:span><text:span text:style-name="T37">. </text:span><text:span text:style-name="T81">Nos devuelve los resultados de las métricas que le indiquemos, que en este caso son hit_rate, mrr, precision, recall, ap, ndcg.</text:span></text:p>
      <text:p text:style-name="P8"/>
      <text:p text:style-name="P8"/>
      <text:p text:style-name="P13">======================</text:p>
      <text:p text:style-name="P40"><text:span text:style-name="T5">Métricas: </text:span><text:span text:style-name="T6">si queremos podemos meter un apartado explicando métricas, en vez de comentarlas brevemente en otros apartados. </text:span><text:span text:style-name="T7">Ocuparía más espacio.</text:span></text:p>
      <text:p text:style-name="Standard">======================</text:p>
      <text:p text:style-name="Standard"/>
      <text:p text:style-name="P26"/>
      <text:p text:style-name="P44"><text:span text:style-name="T25">d</text:span><text:span text:style-name="T22">. </text:span><text:span text:style-name="T25">Otras posibilidades a considerar</text:span><text:span text:style-name="T30">:</text:span></text:p>
      <text:p text:style-name="P26"/>
      <text:p text:style-name="P24"><text:span text:style-name="T73">A parte de los aspectos de la evaluación cubiertos en este trabajo, existen otras posibilidades que se pueden considerar si se quiere extender o mejorar esta parte, como son</text:span>:</text:p>
      <text:p text:style-name="P24"><text:tab/>- <text:span text:style-name="T73">librerías de terceros integradas en llamaindex: existe una gran cantidad de librerías de terceros destinadas a la evaluación (</text:span><text:span text:style-name="T74">UpTrain, DeepEval, etc.</text:span><text:span text:style-name="T73">), que nos permiten evaluar aún más aspectos (</text:span><text:span text:style-name="T74">summarization, bias, etc.</text:span><text:span text:style-name="T73">), automatizar procesos de forma sencilla, ver gráficas, etc.</text:span></text:p>
      <text:p text:style-name="P24"><text:tab/>- <text:span text:style-name="T73">Evaluación del coste del sistema, teniendo en cuenta n</text:span><text:span text:style-name="T68">úmero de tokens y modelos utilizados.</text:span></text:p>
      <text:p text:style-name="P42"><text:span text:style-name="T66"><text:tab/>- </text:span><text:span text:style-name="T67">Ensamblado de métricas: se pueden conseguir resultados similares a los que se obtienen usando de un modelo caro como GPT-4 en la evaluación, mediante técnicas de ensamblado de señales más débiles </text:span><text:span text:style-name="T62">(exact match, F1, ROUGE, BLEU, BERT-NLI and BERT-similarity)</text:span><text:span text:style-name="T63">. Se pueden considerar para tener evaluaciones baratas para un uso más extendido a lo largo del proceso de desarrollo, </text:span><text:span text:style-name="T64">que nos permita darnos cuenta rápido de cambios en </text:span><text:span text:style-name="T65">el rendimiento</text:span><text:span text:style-name="T64"> nuestro sistema</text:span><text:span text:style-name="T63">.</text:span></text:p>
      <text:p text:style-name="P11"/>
      <text:p text:style-name="P11"/>
      <text:p text:style-name="P22"><text:span text:style-name="T28">e</text:span><text:span text:style-name="T22">. </text:span><text:span text:style-name="T23">Descripción del código</text:span><text:span text:style-name="T30">:</text:span></text:p>
      <text:p text:style-name="P11"/>
      <text:p text:style-name="P13">Para la evaluación hemos creado tres archivos de código:</text:p>
      <text:p text:style-name="P13"/>
      <text:p text:style-name="P13">- dataset_downloader.py: descarga datasets de llamahub destinados a la tarea de evaluación.</text:p>
      <text:p text:style-name="P13"/>
      <text:p text:style-name="P13">- eval_batch_multiple_evaluations: <text:span text:style-name="T41">ejecuta múltiples evaluadores simultáneamente sobre un modelo.</text:span></text:p>
      <text:p text:style-name="P13"><text:tab/>- <text:span text:style-name="T41">definimos la key de OpenAI como una variable de entorno. Esto nos permitirá hacer llamadas a modelos de OpenAI.</text:span></text:p>
      <text:p text:style-name="P15"><text:tab/>- <text:span text:style-name="T41">definimos el LLM “gold” que usaremos para evaluar nuestro modelo. En este caso GPT-4 (Tener en cuenta que las llamadas a este modelo son caras con respecto a otros, así que para pruebas podemos usar otros más baratos).</text:span></text:p>
      <text:p text:style-name="P15"><text:tab/>- <text:span text:style-name="T41">definimos los evaluadores. Los evaluadores usados en conjunto en este archivo pueden evaluar faithfulness, relevancy, correctness, semantic, y guidelines. Para las guidelines definimos primero las guidelines en un diccionario y a continuación creamos un evaluador por guideline. </text:span><text:span text:style-name="T42">A todos les pasamos por parámetro el LLM “gold” del paso previo, menos al de semantic, que evalúa </text:span><text:soft-page-break/><text:span text:style-name="T42">similitud entre embeddings y puede pasársele un modelo de embeddings o que coja el que haya en Settings.</text:span></text:p>
      <text:p text:style-name="P15"><text:tab/>- <text:span text:style-name="T43">cargamos de un archivo el dataset para evaluación que vayamos a usar, </text:span><text:span text:style-name="T47">y sus correspondientes documentos. </text:span><text:span text:style-name="T48">Alternativamente podemos generar un dataset a raíz de unos documentos dados, usando DatasetGenerator.</text:span></text:p>
      <text:p text:style-name="P16"><text:tab/>- <text:span text:style-name="T43">del dataset sacamos las queries y las respuestas de refencia. </text:span><text:span text:style-name="T44">O</text:span><text:span text:style-name="T43">pcionalmente podemos reducir su número para ahorrar dinero/tiempo en caso de que el dataset sea más grande de lo que queremos.</text:span></text:p>
      <text:p text:style-name="P16"><text:tab/>- <text:span text:style-name="T43">definimos el modelo a evaluar.</text:span></text:p>
      <text:p text:style-name="P15"><text:tab/>- <text:span text:style-name="T45">i</text:span><text:span text:style-name="T44">nicializamos un BatchEvalRunner con todos los evaluadores, y llamamos a su método aevaluate_queries pasándole nuestro modelo, las queries y las respuestas de referencia, para obtener los resultados de la evaluación.</text:span></text:p>
      <text:p text:style-name="P15"><text:tab/>- <text:span text:style-name="T45">analizamos los resultados. Para ello definimos la función get_eval_results, que nos calcula para un evaluador dado, una score como la media de las scores de todas las queries. </text:span><text:span text:style-name="T46">Podemos también ver resultados de queries concretas para ver otros atributos a parte del score, como por ejemplo el feedback.</text:span></text:p>
      <text:p text:style-name="P15"/>
      <text:p text:style-name="P17">- <text:span text:style-name="T49">eval_retriever: evalúa un retriever.</text:span></text:p>
      <text:p text:style-name="P17"><text:tab/>- <text:span text:style-name="T41">definimos la key de OpenAI como una variable de entorno. Esto nos permitirá hacer llamadas a modelos de OpenAI.</text:span></text:p>
      <text:p text:style-name="P18"><text:tab/>- <text:span text:style-name="T43">cargamos de un archivo </text:span><text:span text:style-name="T49">los </text:span><text:span text:style-name="T47">documentos </text:span><text:span text:style-name="T49">que vamos a usar</text:span><text:span text:style-name="T48">.</text:span></text:p>
      <text:p text:style-name="P19"><text:tab/>- <text:span text:style-name="T50">creamos los nodos a partir de los documentos, eligiendo el chunk_size que queramos.</text:span></text:p>
      <text:p text:style-name="P19"><text:tab/>- <text:span text:style-name="T52">a partir de los nodos, </text:span><text:span text:style-name="T51">creamos el vector </text:span><text:span text:style-name="T53">store</text:span><text:span text:style-name="T51"> index y el retriever.</text:span></text:p>
      <text:p text:style-name="P19"><text:tab/>- <text:span text:style-name="T54">si queremos, podemos mostrar los resultados de usar el retriever con una query dada.</text:span></text:p>
      <text:p text:style-name="P19"><text:tab/>- <text:span text:style-name="T41">definimos el LLM </text:span><text:span text:style-name="T49">q</text:span><text:span text:style-name="T41">ue usaremos para </text:span><text:span text:style-name="T49">generar un dataset de queries y contextos a partir de los nodos</text:span><text:span text:style-name="T41">.</text:span></text:p>
      <text:p text:style-name="P19"><text:tab/>- <text:span text:style-name="T55">aquí, o bien podemos generar un dataset de parejas de queries y contextos usando la función generate_question_context_pairs, y luego guardarlo en un archivo, o bien podemos cargar dicho dataset de un archivo de uno que hayamos generado y guardado anteriormente. Es muy recomendable generarlos solo una vez y guardarlos, ya que cuesta tiempo y, dependiendo del modelo </text:span><text:span text:style-name="T56">usado para generarlos</text:span><text:span text:style-name="T55">, dinero, el generarlos.</text:span></text:p>
      <text:p text:style-name="P19"><text:tab/>- <text:span text:style-name="T57">inicializamos el evaluador, pasándole las métricas que queremos y el retriever.</text:span></text:p>
      <text:p text:style-name="P19"><text:tab/>- <text:span text:style-name="T58">si queremos podemos obtener los resultados para una query concreta.</text:span></text:p>
      <text:p text:style-name="P19"><text:tab/>- <text:span text:style-name="T59">obtenemos los resultados para todo el dataset.</text:span></text:p>
      <text:p text:style-name="P19"><text:tab/>- <text:span text:style-name="T60">definimos una función que toma los resultados y nos devuelve un dataframe con la media de los resultados de cada métrica, y la usamos para mostrar </text:span><text:span text:style-name="T61">los resultados medios de cada métrica</text:span><text:span text:style-name="T60">.</text:span></text:p>
      <text:p text:style-name="P14"/>
      <text:p text:style-name="P8"/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apple-system, system-ui, Helvetica, Arial, sans-serif"/>
    <style:font-face style:name="Roboto Mono" svg:font-family="'Roboto Mono', SFMono-Regular, Consolas, Menlo, monospac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45:59.986842232</meta:creation-date>
    <dc:date>2024-09-11T19:00:20.261906047</dc:date>
    <meta:editing-duration>P3DT7H3M37S</meta:editing-duration>
    <meta:editing-cycles>466</meta:editing-cycles>
    <meta:generator>LibreOffice/7.5.7.1$MacOSX_AARCH64 LibreOffice_project/47eb0cf7efbacdee9b19ae25d6752381ede23126</meta:generator>
    <meta:document-statistic meta:table-count="0" meta:image-count="0" meta:object-count="0" meta:page-count="4" meta:paragraph-count="54" meta:word-count="1287" meta:character-count="8225" meta:non-whitespace-character-count="6969"/>
  </office:meta>
</office:document-meta>
</file>